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23-02-14 0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22-09-2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22-01-05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21-01-26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20-09-2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20-01-21 1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9-09-12 0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9-04-2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9-01-14 1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8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8-05-31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8-01-22 0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7-09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7-05-0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7-01-09 0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6-09-26 0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6-05-02 0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6-01-19 1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5-09-2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5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5-01-2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4-09-02 0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4-05-21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4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3-09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13</text:p>
          </table:table-cell>
          <table:table-cell office:value-type="string" calcext:value-type="string">
            <text:p>2013-07-08 0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